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111111" draw:marker-start-width="0.321cm" draw:marker-end-width="0.321cm" draw:fill-color="#dddddd" draw:textarea-horizontal-align="justify" draw:textarea-vertical-align="middle" draw:auto-grow-height="false" fo:min-height="2.22cm" fo:min-width="1.97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111111" draw:marker-start-width="0.321cm" draw:marker-end-width="0.321cm" draw:fill-color="#00a933" draw:textarea-horizontal-align="justify" draw:textarea-vertical-align="middle" draw:auto-grow-height="false" fo:min-height="2.22cm" fo:min-width="1.976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111111" draw:marker-start-width="0.321cm" draw:marker-end-width="0.321cm" draw:fill-color="#729fcf" draw:textarea-horizontal-align="justify" draw:textarea-vertical-align="middle" draw:auto-grow-height="false" fo:min-height="2.22cm" fo:min-width="1.976cm" fo:padding-top="0.165cm" fo:padding-bottom="0.165cm" fo:padding-left="0.29cm" fo:padding-right="0.29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a933"/>
      <style:paragraph-properties fo:text-align="center"/>
      <style:text-properties fo:font-size="32pt" style:font-size-asian="32pt" style:font-size-complex="32pt"/>
    </style:style>
    <style:style style:name="P4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5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556cm" svg:height="2.55cm" svg:x="3.108cm" svg:y="4.0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3.108cm" svg:y="4.06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16.808cm" svg:y="4.06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19.308cm" svg:y="4.062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21.808cm" svg:y="4.06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16.808cm" svg:y="6.56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19.308cm" svg:y="6.562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21.808cm" svg:y="6.56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16.808cm" svg:y="9.062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19.308cm" svg:y="9.062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21.808cm" svg:y="9.06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8.608cm" svg:y="4.06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11.108cm" svg:y="4.062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8.608cm" svg:y="6.56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11.108cm" svg:y="6.562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47:37.072864556</meta:creation-date>
    <dc:date>2019-09-14T21:38:50.782841190</dc:date>
    <meta:editing-duration>PT2H56M24S</meta:editing-duration>
    <meta:editing-cycles>5</meta:editing-cycles>
    <meta:generator>LibreOffice/6.2.7.1$Linux_X86_64 LibreOffice_project/20$Build-1</meta:generator>
    <meta:document-statistic meta:object-count="38"/>
  </office:meta>
</office:document-meta>
</file>